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" style:parent-style-name="Hyperlink" style:family="text">
      <style:text-properties fo:language="en" fo:country="US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7" style:parent-style-name="Hyperlink" style:family="text">
      <style:text-properties fo:language="en" fo:country="US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9" style:parent-style-name="Hyperlink" style:family="text">
      <style:text-properties fo:language="en" fo:country="US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1" style:parent-style-name="Hyperlink" style:family="text">
      <style:text-properties fo:language="en" fo:country="US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3" style:parent-style-name="Hyperlink" style:family="text">
      <style:text-properties fo:language="en" fo:country="US"/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15" style:parent-style-name="Hyperlink" style:family="text">
      <style:text-properties fo:language="en" fo:country="US"/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7" style:parent-style-name="Hyperlink" style:family="text">
      <style:text-properties fo:language="en" fo:country="US"/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9" style:parent-style-name="Hyperlink" style:family="text">
      <style:text-properties fo:language="en" fo:country="US"/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1" style:parent-style-name="Hyperlink" style:family="text">
      <style:text-properties fo:language="en" fo:country="US"/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3" style:parent-style-name="Hyperlink" style:family="text">
      <style:text-properties fo:language="en" fo:country="US"/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5" style:parent-style-name="Hyperlink" style:family="text">
      <style:text-properties fo:language="en" fo:country="US"/>
    </style:style>
    <style:style style:name="T26" style:parent-style-name="Hyperlink" style:family="text">
      <style:text-properties fo:language="en" fo:country="US"/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Heading2" style:family="paragraph">
      <style:text-properties fo:language="en" fo:country="US"/>
    </style:style>
    <style:style style:name="P44" style:parent-style-name="Heading2" style:family="paragraph">
      <style:text-properties fo:language="en" fo:country="US"/>
    </style:style>
    <style:style style:name="P45" style:parent-style-name="Heading2" style:family="paragraph">
      <style:text-properties fo:language="en" fo:country="US"/>
    </style:style>
    <style:style style:name="P46" style:parent-style-name="Standard" style:family="paragraph">
      <style:text-properties fo:font-size="10pt" style:font-size-asian="10pt" style:font-size-complex="10pt" fo:language="en" fo:country="US"/>
    </style:style>
    <style:style style:name="P47" style:parent-style-name="Heading3" style:family="paragraph">
      <style:text-properties fo:language="en" fo:country="US"/>
    </style:style>
    <style:style style:name="T48" style:parent-style-name="DefaultParagraphFont" style:family="text">
      <style:text-properties fo:font-size="10pt" style:font-size-asian="10pt" style:font-size-complex="10pt" fo:language="en" fo:country="US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50" style:parent-style-name="DefaultParagraphFont" style:family="text">
      <style:text-properties style:use-window-font-color="true" fo:font-size="10pt" style:font-size-asian="10pt" style:font-size-complex="10pt" fo:language="en" fo:country="US"/>
    </style:style>
    <style:style style:name="T51" style:parent-style-name="Hyperlink" style:family="text">
      <style:text-properties style:use-window-font-color="true" fo:font-size="10pt" style:font-size-asian="10pt" style:font-size-complex="10pt" fo:language="en" fo:country="US"/>
    </style:style>
    <style:style style:name="T52" style:parent-style-name="DefaultParagraphFont" style:family="text">
      <style:text-properties style:use-window-font-color="true" fo:font-size="10pt" style:font-size-asian="10pt" style:font-size-complex="10pt" fo:language="en" fo:country="US"/>
    </style:style>
    <style:style style:name="T53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4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T55" style:parent-style-name="DefaultParagraphFont" style:family="text">
      <style:text-properties style:use-window-font-color="true" fo:font-size="10pt" style:font-size-asian="10pt" style:font-size-complex="10pt" fo:background-color="#FFFFFF" fo:language="en" fo:country="US"/>
    </style:style>
    <style:style style:name="P56" style:parent-style-name="Heading3" style:family="paragraph">
      <style:text-properties fo:language="en" fo:country="US"/>
    </style:style>
    <style:style style:name="P57" style:parent-style-name="Standard" style:family="paragraph">
      <style:text-properties fo:font-size="10pt" style:font-size-asian="10pt" style:font-size-complex="10pt" fo:language="en" fo:country="US"/>
    </style:style>
    <style:style style:name="P58" style:parent-style-name="Standard" style:family="paragraph">
      <style:text-properties fo:font-size="10pt" style:font-size-asian="10pt" style:font-size-complex="10pt" fo:language="en" fo:country="US"/>
    </style:style>
    <style:style style:name="P59" style:parent-style-name="Heading3" style:family="paragraph">
      <style:text-properties fo:language="en" fo:country="US"/>
    </style:style>
    <style:style style:name="P60" style:parent-style-name="Standard" style:family="paragraph">
      <style:text-properties fo:font-size="10pt" style:font-size-asian="10pt" style:font-size-complex="10pt" fo:language="en" fo:country="US"/>
    </style:style>
    <style:style style:name="P61" style:parent-style-name="Heading2" style:family="paragraph">
      <style:text-properties fo:language="en" fo:country="US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Heading3" style:family="paragraph">
      <style:text-properties fo:language="en" fo:country="US"/>
    </style:style>
    <style:style style:name="P65" style:parent-style-name="Standard" style:family="paragraph">
      <style:text-properties fo:font-size="10pt" style:font-size-asian="10pt" style:font-size-complex="10pt" fo:language="en" fo:country="US"/>
    </style:style>
    <style:style style:name="P66" style:parent-style-name="Heading3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Heading4" style:family="paragraph">
      <style:text-properties fo:language="en" fo:country="US"/>
    </style:style>
    <style:style style:name="T69" style:parent-style-name="DefaultParagraphFont" style:family="text">
      <style:text-properties fo:font-size="10pt" style:font-size-asian="10pt" style:font-size-complex="10pt"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Heading4" style:family="paragraph">
      <style:text-properties fo:language="en" fo:country="US"/>
    </style:style>
    <style:style style:name="T72" style:parent-style-name="DefaultParagraphFont" style:family="text">
      <style:text-properties fo:font-size="10pt" style:font-size-asian="10pt" style:font-size-complex="10pt" fo:language="en" fo:country="US"/>
    </style:style>
    <style:style style:name="T73" style:parent-style-name="DefaultParagraphFont" style:family="text">
      <style:text-properties fo:font-size="10pt" style:font-size-asian="10pt" style:font-size-complex="10pt"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Heading4" style:family="paragraph">
      <style:text-properties fo:language="en" fo:country="US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Heading4" style:family="paragraph">
      <style:text-properties fo:language="en" fo:country="US"/>
    </style:style>
    <style:style style:name="P80" style:parent-style-name="Standard" style:family="paragraph">
      <style:text-properties fo:font-size="10pt" style:font-size-asian="10pt" style:font-size-complex="10pt" fo:language="en" fo:country="US"/>
    </style:style>
    <style:style style:name="P81" style:parent-style-name="Standard" style:family="paragraph">
      <style:paragraph-properties fo:text-indent="0.9055in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P85" style:parent-style-name="Standard" style:family="paragraph">
      <style:text-properties fo:font-size="10pt" style:font-size-asian="10pt" style:font-size-complex="10pt"/>
    </style:style>
    <style:style style:name="P86" style:parent-style-name="Heading4" style:family="paragraph">
      <style:text-properties fo:language="en" fo:country="US"/>
    </style:style>
    <style:style style:name="T87" style:parent-style-name="DefaultParagraphFont" style:family="text">
      <style:text-properties fo:font-size="10pt" style:font-size-asian="10pt" style:font-size-complex="10pt" fo:language="en" fo:country="US"/>
    </style:style>
    <style:style style:name="P88" style:parent-style-name="Heading4" style:family="paragraph">
      <style:text-properties fo:language="en" fo:country="US"/>
    </style:style>
    <style:style style:name="P89" style:parent-style-name="Heading4" style:family="paragraph">
      <style:text-properties fo:language="en" fo:country="US"/>
    </style:style>
    <style:style style:name="T90" style:parent-style-name="DefaultParagraphFont" style:family="text">
      <style:text-properties fo:font-size="10pt" style:font-size-asian="10pt" style:font-size-complex="10pt" fo:language="en" fo:country="US"/>
    </style:style>
    <style:style style:name="T91" style:parent-style-name="DefaultParagraphFont" style:family="text">
      <style:text-properties fo:font-size="10pt" style:font-size-asian="10pt" style:font-size-complex="10pt"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Heading3" style:family="paragraph">
      <style:text-properties fo:language="en" fo:country="US"/>
    </style:style>
    <style:style style:name="T94" style:parent-style-name="DefaultParagraphFont" style:family="text">
      <style:text-properties fo:font-size="10pt" style:font-size-asian="10pt" style:font-size-complex="10pt"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Heading3" style:family="paragraph">
      <style:text-properties fo:language="en" fo:country="US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Heading4" style:family="paragraph">
      <style:text-properties fo:language="en" fo:country="US"/>
    </style:style>
    <style:style style:name="T101" style:parent-style-name="DefaultParagraphFont" style:family="text">
      <style:text-properties fo:font-size="10pt" style:font-size-asian="10pt" style:font-size-complex="10pt"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Heading3" style:family="paragraph">
      <style:text-properties fo:language="en" fo:country="US"/>
    </style:style>
    <style:style style:name="T104" style:parent-style-name="DefaultParagraphFont" style:family="text">
      <style:text-properties fo:font-size="10pt" style:font-size-asian="10pt" style:font-size-complex="10pt" fo:language="en" fo:country="US"/>
    </style:style>
    <style:style style:name="T105" style:parent-style-name="DefaultParagraphFont" style:family="text">
      <style:text-properties fo:font-size="10pt" style:font-size-asian="10pt" style:font-size-complex="10pt" fo:language="en" fo:country="US"/>
    </style:style>
    <style:style style:name="P106" style:parent-style-name="Standard" style:family="paragraph">
      <style:text-properties fo:font-size="10pt" style:font-size-asian="10pt" style:font-size-complex="10pt" fo:language="en" fo:country="US"/>
    </style:style>
    <style:style style:name="T107" style:parent-style-name="DefaultParagraphFont" style:family="text">
      <style:text-properties fo:font-size="10pt" style:font-size-asian="10pt" style:font-size-complex="10pt" fo:language="en" fo:country="US"/>
    </style:style>
    <style:style style:name="P108" style:parent-style-name="Standard" style:family="paragraph">
      <style:text-properties fo:font-size="10pt" style:font-size-asian="10pt" style:font-size-complex="10pt" fo:language="en" fo:country="US"/>
    </style:style>
    <style:style style:name="T109" style:parent-style-name="DefaultParagraphFont" style:family="text">
      <style:text-properties fo:font-size="10pt" style:font-size-asian="10pt" style:font-size-complex="10pt" fo:language="en" fo:country="US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T114" style:parent-style-name="DefaultParagraphFont" style:family="text">
      <style:text-properties fo:font-size="14pt" style:font-size-asian="14pt" style:font-size-complex="14pt"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Heading3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T119" style:parent-style-name="DefaultParagraphFont" style:family="text">
      <style:text-properties style:font-weight-complex="bold" fo:language="en" fo:country="US"/>
    </style:style>
  </office:automatic-styles>
  <office:body>
    <office:text text:use-soft-page-breaks="true">
      <text:h text:style-name="P1" text:outline-level="1"><text:bookmark-start text:name="_Toc321854483"/>System design document for Sleep App<text:bookmark-end text:name="_Toc321854483"/></text:h>
      <text:p text:style-name="P2"/>
      <text:p text:style-name="P3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321854483" office:target-frame-name="_top" xlink:show="replace"><text:span text:style-name="T5">System design document for Sleep App</text:span><text:tab/>1</text:a></text:p>
          <text:p text:style-name="P6"><text:a xlink:href="#_Toc321854484" office:target-frame-name="_top" xlink:show="replace"><text:span text:style-name="T7">1 Introduction</text:span><text:tab/>2</text:a></text:p>
          <text:p text:style-name="P8"><text:a xlink:href="#_Toc321854485" office:target-frame-name="_top" xlink:show="replace"><text:span text:style-name="T9">1.1 Design goals</text:span><text:tab/>2</text:a></text:p>
          <text:p text:style-name="P10"><text:a xlink:href="#_Toc321854486" office:target-frame-name="_top" xlink:show="replace"><text:span text:style-name="T11">1.2 Definitions, acronyms and abbreviations</text:span><text:tab/>2</text:a></text:p>
          <text:p text:style-name="P12"><text:a xlink:href="#_Toc321854487" office:target-frame-name="_top" xlink:show="replace"><text:span text:style-name="T13">1.3 References</text:span><text:tab/>2</text:a></text:p>
          <text:p text:style-name="P14"><text:a xlink:href="#_Toc321854488" office:target-frame-name="_top" xlink:show="replace"><text:span text:style-name="T15">2 Proposed system architecture</text:span><text:tab/>2</text:a></text:p>
          <text:p text:style-name="P16"><text:a xlink:href="#_Toc321854489" office:target-frame-name="_top" xlink:show="replace"><text:span text:style-name="T17">2.1 Overview</text:span><text:tab/>3</text:a></text:p>
          <text:p text:style-name="P18"><text:a xlink:href="#_Toc321854490" office:target-frame-name="_top" xlink:show="replace"><text:span text:style-name="T19">2.2 Software decomposition</text:span><text:tab/>3</text:a></text:p>
          <text:p text:style-name="P20"><text:a xlink:href="#_Toc321854491" office:target-frame-name="_top" xlink:show="replace"><text:span text:style-name="T21">2.3 Concurrency issues</text:span><text:tab/>3</text:a></text:p>
          <text:p text:style-name="P22"><text:a xlink:href="#_Toc321854492" office:target-frame-name="_top" xlink:show="replace"><text:span text:style-name="T23">2.4 Persistent data management</text:span><text:tab/>3</text:a></text:p>
          <text:p text:style-name="P24"><text:a xlink:href="#_Toc321854493" office:target-frame-name="_top" xlink:show="replace"><text:span text:style-name="T25">2.6 Bo</text:span><text:span text:style-name="T26">undary conditions</text:span><text:tab/>4</text:a></text:p>
          <text:p text:style-name="P27"><text:a xlink:href="#_Toc321854494" office:target-frame-name="_top" xlink:show="replace"><text:span text:style-name="Hyperlink">2.9 References</text:span><text:tab/>6</text:a></text:p>
          <text:p text:style-name="P28"><text:a xlink:href="#_Toc321854495" office:target-frame-name="_top" xlink:show="replace"><text:span text:style-name="Hyperlink">APPENDIX</text:span><text:tab/>6</text:a></text:p>
        </text:index-body>
      </text:table-of-content>
      <text:p text:style-name="P29"/>
      <text:p text:style-name="P30"/>
      <text:p text:style-name="P31"/>
      <text:p text:style-name="Normal"/>
      <text:p text:style-name="P32"/>
      <text:p text:style-name="P33"/>
      <text:p text:style-name="P34"><text:s text:c="2"/>Version:<text:s/><text:tab/>1.2</text:p>
      <text:p text:style-name="P35"/>
      <text:p text:style-name="P36"><text:s text:c="2"/>Date:<text:s/><text:tab/>12-04-10</text:p>
      <text:p text:style-name="P37"/>
      <text:p text:style-name="P38"><text:s text:c="2"/>Author:<text:s/><text:tab/>Group Sleep App</text:p>
      <text:p text:style-name="P39"/>
      <text:p text:style-name="P40"/>
      <text:p text:style-name="P41"/>
      <text:p text:style-name="P42"/>
      <text:h text:style-name="P43" text:outline-level="2"><text:bookmark-start text:name="_Toc321854484"/></text:h>
      <text:h text:style-name="P44" text:outline-level="2"/>
      <text:h text:style-name="P45" text:outline-level="2">1 Introduction<text:bookmark-end text:name="_Toc321854484"/></text:h>
      <text:p text:style-name="P46">The system architecture affects the performance,<text:s/>robustness, distribute-ability and maintainability of a system. Therefore, the architecture is important and critical in making a well-functioning system (Sommerville, 2007).</text:p>
      <text:h text:style-name="P47" text:outline-level="3"><text:bookmark-start text:name="_Toc321854485"/>1.1 Design goals<text:bookmark-end text:name="_Toc321854485"/></text:h>
      <text:p text:style-name="Standard"><text:span text:style-name="T48">The goal is to follow the MVC pattern as closely as possible. Th</text:span><text:span text:style-name="T49">is is to<text:s/></text:span><text:span text:style-name="T50">make a clear separation of the logic and view as well as a way to make it more easily portable. We will use the MVC pattern as made by<text:s/></text:span><text:a xlink:href="http://marakana.com/techtv/andevcon.html" office:target-frame-name="_top" xlink:show="replace"><text:span text:style-name="T51">http://marakana.com/techtv/andevcon.html</text:span></text:a><text:span text:style-name="T52"><text:s/>”</text:span><text:span text:style-name="T53"><text:s/>Android for</text:span><text:span text:style-name="T54"><text:s/>Java Devlopers - Marko Gargenta”. The aim for this document regarding the system architecture is to be a helpful tool in the process of implementing the system design. The document is also intended to be useful in the process of introducing a new member t</text:span><text:span text:style-name="T55">o the project.</text:span></text:p>
      <text:h text:style-name="P56" text:outline-level="3"><text:bookmark-start text:name="_Toc321854486"/>1.2 Definitions, acronyms and abbreviations<text:bookmark-end text:name="_Toc321854486"/><text:s/></text:h>
      <text:p text:style-name="P57">MVC - Model View Controller. A widely used design pattern decoupling the logic and the view using a controller object as a middle hand.</text:p>
      <text:p text:style-name="P58">GUI - Graphical user interface</text:p>
      <text:h text:style-name="P59" text:outline-level="3"><text:bookmark-start text:name="_Toc321854487"/>1.3 References<text:bookmark-end text:name="_Toc321854487"/></text:h>
      <text:p text:style-name="P60">Sommerville, Ian (2007). Software engineering. Eight edition, Pearson Education Limited, Edinburgh Gate, England.</text:p>
      <text:h text:style-name="P61" text:outline-level="2"><text:bookmark-start text:name="_Toc321854488"/>2 Proposed system architecture<text:bookmark-end text:name="_Toc321854488"/></text:h>
      <text:p text:style-name="Standard"><text:span text:style-name="T62">In this section we propose a high level architecture.</text:span></text:p>
      <text:p text:style-name="P63"/>
      <text:h text:style-name="P64" text:outline-level="3"><text:bookmark-start text:name="_Toc321854489"/>2.1 Overview<text:bookmark-end text:name="_Toc321854489"/><text:s/></text:h>
      <text:p text:style-name="P65">We will use the MVC architecture. The user of the<text:s/>application is to interact with a GUI on his/her handheld device.</text:p>
      <text:h text:style-name="P66" text:outline-level="3"><text:bookmark-start text:name="_Toc321854490"/>2.2 Software decomposition<text:bookmark-end text:name="_Toc321854490"/></text:h>
      <text:p text:style-name="P67"/>
      <text:h text:style-name="P68" text:outline-level="4">2.2.1 General</text:h>
      <text:p text:style-name="Standard"><text:span text:style-name="T69">So the software is decomposed into the Model, the View and the Controller.</text:span></text:p>
      <text:p text:style-name="P70"/>
      <text:h text:style-name="P71" text:outline-level="4">2.2.2 Tiers</text:h>
      <text:p text:style-name="Standard"><text:span text:style-name="T72">We understand this to be the same thing as Layers so see 2.2</text:span><text:span text:style-name="T73">.5</text:span></text:p>
      <text:p text:style-name="P74"/>
      <text:h text:style-name="P75" text:outline-level="4">2.2.3 Communication</text:h>
      <text:p text:style-name="Standard"><text:span text:style-name="T76">The Controller contains the Model and the View and tells them when they should update them self.</text:span></text:p>
      <text:p text:style-name="Standard"><text:span text:style-name="T77">The View contains the Model so that it gets the necessary information about the application.</text:span></text:p>
      <text:p text:style-name="P78"/>
      <text:soft-page-break/>
      <text:h text:style-name="P79" text:outline-level="4">2.2.4 Decomposition into subsystems<text:s/></text:h>
      <text:p text:style-name="P80">GUI<text:s/>-<text:tab/>Main menu.<text:s/></text:p>
      <text:p text:style-name="P81"><text:span text:style-name="T82">Settings menu.</text:span></text:p>
      <text:p text:style-name="Standard"><text:span text:style-name="T83"><text:tab/>Alarm menu<text:s/></text:span></text:p>
      <text:p text:style-name="Standard"><text:span text:style-name="T84"><text:tab/>Sleep Information Menu</text:span></text:p>
      <text:p text:style-name="P85"/>
      <text:h text:style-name="P86" text:outline-level="4">2.2.5 Layering</text:h>
      <text:p text:style-name="Standard"><text:span text:style-name="T87">View acts as a top layer and model as logic layer encapsulating data layer.</text:span></text:p>
      <text:h text:style-name="P88" text:outline-level="4"/>
      <text:h text:style-name="P89" text:outline-level="4">2.2.6 Dependency analysis</text:h>
      <text:p text:style-name="Standard"><text:span text:style-name="T90">The GUI is dependent on the Model. The Controller is very loosely<text:s/></text:span><text:span text:style-name="T91">dependent on GUI and Model. The model is entirely independent.<text:s/></text:span></text:p>
      <text:p text:style-name="P92"/>
      <text:h text:style-name="P93" text:outline-level="3"><text:bookmark-start text:name="_Toc321854491"/>2.3 Concurrency issues<text:bookmark-end text:name="_Toc321854491"/></text:h>
      <text:p text:style-name="Standard"><text:span text:style-name="T94">Generally no concurrency issues expected. Incoming calls and such are handled within the Android system.</text:span></text:p>
      <text:p text:style-name="P95"/>
      <text:h text:style-name="P96" text:outline-level="3"><text:bookmark-start text:name="_Toc321854492"/>2.4 Persistent data management<text:bookmark-end text:name="_Toc321854492"/></text:h>
      <text:p text:style-name="Standard"><text:span text:style-name="T97"><text:s/>We plan to store level<text:s/></text:span><text:span text:style-name="T98">information in text files. This will be stored in internal files which means they will be stored relative to the assets directory on android.</text:span></text:p>
      <text:p text:style-name="P99"/>
      <text:h text:style-name="P100" text:outline-level="4">2.5 Access control and security</text:h>
      <text:p text:style-name="Standard"><text:span text:style-name="T101">No access control and no security.</text:span></text:p>
      <text:p text:style-name="P102"/>
      <text:h text:style-name="P103" text:outline-level="3"><text:bookmark-start text:name="_Toc321854493"/>2.6 Boundary conditions<text:bookmark-end text:name="_Toc321854493"/><text:s/></text:h>
      <text:p text:style-name="Standard"><text:span text:style-name="T104">When the application</text:span><text:span text:style-name="T105"><text:s/>starts it loads all resources such as pictures and texts. Then it displays the view to the user who can start to interact with the application.</text:span></text:p>
      <text:p text:style-name="P106"/>
      <text:p text:style-name="Standard"><text:span text:style-name="T107">When the application should close it disposes of all resources before closing.</text:span></text:p>
      <text:p text:style-name="P108"/>
      <text:p text:style-name="Standard"><text:span text:style-name="T109">When exceptions happen the app</text:span><text:span text:style-name="T110">lication should follow the same steps as when closing.</text:span></text:p>
      <text:p text:style-name="P111"/>
      <text:p text:style-name="P112"/>
      <text:p text:style-name="P113"/>
      <text:p text:style-name="Standard"><text:span text:style-name="T114">Sleep App PACKAGE &amp; Class description</text:span></text:p>
      <text:p text:style-name="P115">SEE Package.odt</text:p>
      <text:p text:style-name="P116"/>
      <text:h text:style-name="P117" text:outline-level="3">2.8 Build/Release Procedure<text:s/></text:h>
      <text:p text:style-name="P118"/>
      <text:p text:style-name="Standard"><text:span text:style-name="T119">See Build-release.od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andard" style:display-name="Standard" style:family="paragraph">
      <style:paragraph-properties style:punctuation-wrap="simple" style:text-autospace="none" fo:margin-bottom="0in"/>
      <style:text-properties style:font-name="Arial" style:font-name-asian="Arial" style:font-name-complex="Arial" fo:color="#000000" style:letter-kerning="true" style:language-asian="sv" style:country-asian="SE" fo:hyphenate="false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10T18:58:00Z</meta:creation-date>
    <dc:date>2012-05-18T08:44:00Z</dc:date>
    <meta:template xlink:href="Normal" xlink:type="simple"/>
    <meta:editing-cycles>13</meta:editing-cycles>
    <meta:editing-duration>PT6360S</meta:editing-duration>
    <meta:document-statistic meta:page-count="3" meta:paragraph-count="7" meta:word-count="584" meta:character-count="3906" meta:row-count="27" meta:non-whitespace-character-count="3329"/>
  </office:meta>
</office:document-meta>
</file>